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a production-quality header directly inside this page completely REPLACE the entire "empty top spacing area (future header)".</text:p>
      <text:p text:style-name="Text_20_body"/>
      <text:p text:style-name="P1">DO NOT create a separate component.</text:p>
      <text:p text:style-name="P1">DO NOT create a new color system.</text:p>
      <text:p text:style-name="P1">DO NOT use black or near-black backgrounds.</text:p>
      <text:p text:style-name="P1">DO NOT flatten the design.</text:p>
      <text:p text:style-name="Text_20_body"/>
      <text:p text:style-name="P1">The header MUST visually match this page EXACTLY.</text:p>
      <text:p text:style-name="Text_20_body"/>
      <text:p text:style-name="P1">You are REQUIRED to reuse the EXACT SAME:</text:p>
      <text:p text:style-name="P1">- background colors</text:p>
      <text:p text:style-name="P1">- gradients</text:p>
      <text:p text:style-name="P1">- glow effects</text:p>
      <text:p text:style-name="P1">- vignette feel</text:p>
      <text:p text:style-name="P1">- depth and lighting</text:p>
      <text:p text:style-name="P1">- typography styling</text:p>
      <text:p text:style-name="P1">- spacing system</text:p>
      <text:p text:style-name="Text_20_body"/>
      <text:p text:style-name="P2">-----------------------------------</text:p>
      <text:p text:style-name="Text_20_body"/>
      <text:p text:style-name="P1">LAYOUT (NON-NEGOTIABLE):</text:p>
      <text:p text:style-name="Text_20_body"/>
      <text:p text:style-name="P1">- Logo positioned at the FAR LEFT edge</text:p>
      <text:p text:style-name="P1">- Logo will nearly fill the entire new header from top to bottom!!! - CTA button positioned at the FAR RIGHT edge</text:p>
      <text:p text:style-name="P1">- Navigation links evenly distributed across the CENTER, spanning the full width between logo and CTA</text:p>
      <text:p text:style-name="Text_20_body"/>
      <text:p text:style-name="P2">-----------------------------------</text:p>
      <text:p text:style-name="Text_20_body"/>
      <text:p text:style-name="P1"><text:soft-page-break/>NAVIGATION LINKS (USE THESE EXACT URLS):</text:p>
      <text:p text:style-name="Text_20_body"/>
      <text:p text:style-name="P1">Home → ../Homepage/index.html </text:p>
      <text:p text:style-name="P1">How It Works → ../How It Works Page/how-it-works.html </text:p>
      <text:p text:style-name="P1">Demo → ../Demo Scheduling Page/index.html </text:p>
      <text:p text:style-name="P1">Pricing → ../Pricing/index.html </text:p>
      <text:p text:style-name="P1">Blog → ../Blog page/index.html </text:p>
      <text:p text:style-name="P1">Free Report → ../Online Visibility Tool/index.html </text:p>
      <text:p text:style-name="Text_20_body"/>
      <text:p text:style-name="P1">CTA BUTTON:</text:p>
      <text:p text:style-name="P1">GET FREE REPORT → ../Online Visibility Tool/index.html </text:p>
      <text:p text:style-name="Text_20_body"/>
      <text:p text:style-name="P2">-----------------------------------</text:p>
      <text:p text:style-name="Text_20_body"/>
      <text:p text:style-name="P1">SIZE &amp; SPACING (STRICT):</text:p>
      <text:p text:style-name="Text_20_body"/>
      <text:p text:style-name="P1">- Header MUST fully fill the reserved top header space in this page even slightly overlapping the section below it.</text:p>
      <text:p text:style-name="P1">- Increase header height so it ENTIRELY occupies that WHOLE space (no empty gap)</text:p>
      <text:p text:style-name="P1">- Logo must be LARGE and should nearly fill the header height vertically</text:p>
      <text:p text:style-name="P1">- All elements must be vertically centered</text:p>
      <text:p text:style-name="Text_20_body"/>
      <text:p text:style-name="P2">-----------------------------------</text:p>
      <text:p text:style-name="Text_20_body"/>
      <text:p text:style-name="P1">VISUAL DESIGN (CRITICAL):</text:p>
      <text:p text:style-name="Text_20_body"/>
      <text:p text:style-name="P1">- The header background MUST use the EXACT SAME dark blue/ dark violet gradient and glow system already present in this page</text:p>
      <text:p text:style-name="P1">- The header MUST NOT appear darker or flatter than the section below it</text:p>
      <text:p text:style-name="P1">- Blend the header into the page so it feels continuous, not like a separate bar</text:p>
      <text:p text:style-name="P1"><text:soft-page-break/>- Ensure EXACT depth, lighting, and premium feel as the how it works page EXACTLY and ENTIRELY</text:p>
      <text:p text:style-name="P1">- Use EXACT SAME glow, EXACT same gradient layering, and EXACT same lighting to match the page</text:p>
      <text:p text:style-name="Text_20_body"/>
      <text:p text:style-name="P2">-----------------------------------</text:p>
      <text:p text:style-name="Text_20_body"/>
      <text:p text:style-name="P1">INTERACTION:</text:p>
      <text:p text:style-name="Text_20_body"/>
      <text:p text:style-name="P1">- Clean hover effects on navigation </text:p>
      <text:p text:style-name="P1">- CTA button must match the page’s existing button style and have very noticable 3D effect</text:p>
      <text:p text:style-name="Text_20_body"/>
      <text:p text:style-name="P2">-----------------------------------</text:p>
      <text:p text:style-name="Text_20_body"/>
      <text:p text:style-name="P1">RESPONSIVE:</text:p>
      <text:p text:style-name="Text_20_body"/>
      <text:p text:style-name="P1">- Desktop: full navigation visible</text:p>
      <text:p text:style-name="P1">- Mobile: logo left, hamburger right</text:p>
      <text:p text:style-name="P1">- Mobile menu must use the same design system</text:p>
      <text:p text:style-name="Text_20_body"/>
      <text:p text:style-name="P2">-----------------------------------</text:p>
      <text:p text:style-name="Text_20_body"/>
      <text:p text:style-name="P1">TECHNICAL:</text:p>
      <text:p text:style-name="Text_20_body"/>
      <text:p text:style-name="P1">- Use the EXACT CSS variables and styles already defined in this file</text:p>
      <text:p text:style-name="P1">- ABSOLUTELY Do NOT introduce a new color system</text:p>
      <text:p text:style-name="P1">- ABSOLUTELY Do NOT override global styles unnecessarily</text:p>
      <text:p text:style-name="Text_20_body"/>
      <text:p text:style-name="P2">-----------------------------------</text:p>
      <text:p text:style-name="Text_20_body"/>
      <text:p text:style-name="P1"><text:soft-page-break/>FINAL REQUIREMENT:</text:p>
      <text:p text:style-name="Text_20_body"/>
      <text:p text:style-name="P1">The header must look like a seamless extension of this page’s design system.</text:p>
      <text:p text:style-name="Text_20_body"/>
      <text:p text:style-name="P1">If the header looks flatter, darker, disconnected, or stylistically different than the rest of the page, it is WRONG and must be corrected.</text:p>
      <text:p text:style-name="Text_20_body"/>
      <text:p text:style-name="P1">Only modify the header area. Do NOT EDIT ANYTHING ON the rest of the page!!!!!!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8:51:30.103558300</meta:creation-date>
    <dc:date>2026-04-04T06:40:45.205769600</dc:date>
    <meta:editing-duration>PT15H43M6S</meta:editing-duration>
    <meta:editing-cycles>4</meta:editing-cycles>
    <meta:generator>LibreOffice/26.2.1.2$Windows_X86_64 LibreOffice_project/620$Build-2</meta:generator>
    <meta:document-statistic meta:table-count="0" meta:image-count="0" meta:object-count="0" meta:page-count="4" meta:paragraph-count="61" meta:word-count="455" meta:character-count="2957" meta:non-whitespace-character-count="2555"/>
  </office:meta>
</office:document-meta>
</file>